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1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1"/>
    </style:style>
    <style:style style:name="P2" style:family="paragraph" style:parent-style-name="Standard">
      <style:paragraph-properties fo:text-align="center" style:justify-single-word="false"/>
      <style:text-properties style:font-name="DejaVu Sans Mono1"/>
    </style:style>
    <style:style style:name="P3" style:family="paragraph" style:parent-style-name="Standard">
      <style:text-properties style:font-name="DejaVu Sans Mono1" fo:font-weight="bold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DejaVu Sans Mono1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DejaVu Sans Mono1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/>
    </style:style>
    <style:style style:name="T3" style:family="text">
      <style:text-properties style:font-name="DejaVu Sans Mono" fo:font-weight="bold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 – 2</text:p>
      <text:p text:style-name="P1">/********************************************************************/</text:p>
      <text:p text:style-name="P1">/* Name of the Program : sum<text:tab/><text:tab/> <text:s text:c="29"/>*/</text:p>
      <text:p text:style-name="P1">/* Aim <text:s text:c="16"/>: sum of all even, odd and all numbers <text:s text:c="6"/>*/</text:p>
      <text:p text:style-name="P1">/* Author <text:s text:c="13"/>: Phebe John <text:s text:c="32"/>*/</text:p>
      <text:p text:style-name="P1">/* Date Written <text:s text:c="7"/>: 10.01.2018 <text:s text:c="32"/>*/</text:p>
      <text:p text:style-name="P1"><text:span text:style-name="T5">/</text:span>********************************************************************<text:span text:style-name="T5">/</text:span></text:p>
      <text:p text:style-name="P2"/>
      <text:p text:style-name="P1">/********************************************************************/</text:p>
      <text:p text:style-name="P1">/* <text:span text:style-name="T4">PROGRAM: <text:s text:c="56"/></text:span>*/</text:p>
      <text:p text:style-name="P3"><text:tab/></text:p>
      <text:p text:style-name="P5">sum1=0</text:p>
      <text:p text:style-name="P5">sum2=0</text:p>
      <text:p text:style-name="P5">sum3=0</text:p>
      <text:p text:style-name="P5">echo enter the limit</text:p>
      <text:p text:style-name="P5">read n</text:p>
      <text:p text:style-name="P5">echo Enter the list of numbers</text:p>
      <text:p text:style-name="P5">while [ $n -ge 1 ]</text:p>
      <text:p text:style-name="P5">do</text:p>
      <text:p text:style-name="P5"><text:s text:c="2"/>read a</text:p>
      <text:p text:style-name="P5"><text:s text:c="2"/>n=`expr $n - 1`;</text:p>
      <text:p text:style-name="P5"><text:s text:c="2"/>rem=$((a % 2))</text:p>
      <text:p text:style-name="P5"><text:s text:c="2"/>if [ $rem -eq 0 ]</text:p>
      <text:p text:style-name="P5"><text:s text:c="2"/>then</text:p>
      <text:p text:style-name="P5"><text:s text:c="6"/>sum1=`expr $sum1 + $a`;</text:p>
      <text:p text:style-name="P5"><text:s text:c="2"/>else</text:p>
      <text:p text:style-name="P5"><text:s text:c="6"/>sum2=`expr $sum2 + $a`;</text:p>
      <text:p text:style-name="P5"><text:s text:c="2"/>fi</text:p>
      <text:p text:style-name="P5"><text:s text:c="6"/>sum3=`expr $sum3 + $a`;</text:p>
      <text:p text:style-name="P5">done</text:p>
      <text:p text:style-name="P5">echo Sum of all even numbers is $sum1 </text:p>
      <text:p text:style-name="P5">echo Sum of all odd numbers is $sum2 </text:p>
      <text:p text:style-name="P5">echo Sum of all numbers is $sum3 /********************************************************************/</text:p>
      <text:p text:style-name="P5"/>
      <text:p text:style-name="P1">/********************************************************************/</text:p>
      <text:p text:style-name="P1">/* <text:span text:style-name="T5">RESULT : </text:span><text:span text:style-name="T4"><text:s text:c="56"/></text:span>*/</text:p>
      <text:p text:style-name="P1">/* <text:span text:style-name="T5"><text:s text:c="2"/></text:span><text:span text:style-name="T4"><text:s text:c="63"/></text:span>*/<text:span text:style-name="T4"> <text:s text:c="57"/></text:span><text:s text:c="65"/></text:p>
      <text:p text:style-name="P1">/* The script is executed and the output is verified <text:s text:c="15"/>*/</text:p>
      <text:p text:style-name="P1">/* <text:span text:style-name="T5"><text:s text:c="8"/></text:span><text:span text:style-name="T4"><text:s text:c="57"/></text:span>*/</text:p>
      <text:p text:style-name="P1">/*******************************************************************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******************************************************************/</text:p>
      <text:p text:style-name="P3">OUTPUT: <text:s text:c="57"/></text:p>
      <text:p text:style-name="P1"><text:s text:c="65"/></text:p>
      <text:p text:style-name="P1">$ ./pgm2.sh</text:p>
      <text:p text:style-name="P1">enter the limit</text:p>
      <text:p text:style-name="P1">5</text:p>
      <text:p text:style-name="P1">Enter the list of numbers</text:p>
      <text:p text:style-name="P1">1</text:p>
      <text:p text:style-name="P1">2</text:p>
      <text:p text:style-name="P1">3</text:p>
      <text:p text:style-name="P1">4</text:p>
      <text:p text:style-name="P1">5</text:p>
      <text:p text:style-name="P1">Sum of all even numbers is 6</text:p>
      <text:p text:style-name="P1">Sum of all odd numbers is 9</text:p>
      <text:p text:style-name="P1">Sum of all numbers is 15</text:p>
      <text:p text:style-name="P1">/********************************************************************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1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31</meta:editing-cycles>
    <meta:print-date>2016-11-01T11:48:00</meta:print-date>
    <meta:creation-date>2016-11-01T11:32:00</meta:creation-date>
    <dc:date>2018-03-25T16:10:51.325443408</dc:date>
    <dc:language>en-IN</dc:language>
    <meta:editing-duration>PT6H38M11S</meta:editing-duration>
    <meta:generator>LibreOffice/5.4.2.2$Linux_X86_64 LibreOffice_project/40m0$Build-2</meta:generator>
    <meta:document-statistic meta:table-count="0" meta:image-count="0" meta:object-count="0" meta:page-count="2" meta:paragraph-count="54" meta:word-count="177" meta:character-count="1953" meta:non-whitespace-character-count="11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